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184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919cm"/>
    </style:style>
    <style:style style:name="co4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99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Inputs</text:p>
          </table:table-cell>
          <table:table-cell office:value-type="string">
            <text:p>test</text:p>
          </table:table-cell>
          <table:table-cell office:value-type="string">
            <text:p>expected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253"/>
        </table:table-row>
        <table:table-row table:style-name="ro1">
          <table:table-cell office:value-type="string">
            <text:p>short</text:p>
          </table:table-cell>
          <table:table-cell office:value-type="float" office:value="2">
            <text:p>2</text:p>
          </table:table-cell>
          <table:table-cell office:value-type="float" office:value="1234">
            <text:p>1234</text:p>
          </table:table-cell>
          <table:table-cell table:number-columns-repeated="253"/>
        </table:table-row>
        <table:table-row table:style-name="ro1"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office:value-type="float" office:value="12345">
            <text:p>12345</text:p>
          </table:table-cell>
          <table:table-cell table:number-columns-repeated="253"/>
        </table:table-row>
        <table:table-row table:style-name="ro1">
          <table:table-cell office:value-type="string">
            <text:p>long</text:p>
          </table:table-cell>
          <table:table-cell office:value-type="float" office:value="4">
            <text:p>4</text:p>
          </table:table-cell>
          <table:table-cell office:value-type="float" office:value="123456">
            <text:p>123456</text:p>
          </table:table-cell>
          <table:table-cell table:number-columns-repeated="253"/>
        </table:table-row>
        <table:table-row table:style-name="ro1">
          <table:table-cell office:value-type="string">
            <text:p>double</text:p>
          </table:table-cell>
          <table:table-cell office:value-type="float" office:value="5">
            <text:p>5</text:p>
          </table:table-cell>
          <table:table-cell office:value-type="float" office:value="123.45">
            <text:p>123,45</text:p>
          </table:table-cell>
          <table:table-cell table:number-columns-repeated="253"/>
        </table:table-row>
        <table:table-row table:style-name="ro1">
          <table:table-cell office:value-type="string">
            <text:p>float</text:p>
          </table:table-cell>
          <table:table-cell office:value-type="float" office:value="6">
            <text:p>6</text:p>
          </table:table-cell>
          <table:table-cell office:value-type="float" office:value="123.456">
            <text:p>123,456</text:p>
          </table:table-cell>
          <table:table-cell table:number-columns-repeated="253"/>
        </table:table-row>
        <table:table-row table:style-name="ro1">
          <table:table-cell office:value-type="string">
            <text:p>char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table:number-columns-repeated="253"/>
        </table:table-row>
        <table:table-row table:style-name="ro1">
          <table:table-cell office:value-type="string">
            <text:p>bool</text:p>
          </table:table-cell>
          <table:table-cell table:style-name="ce3" office:value-type="boolean" office:boolean-value="false">
            <text:p>ЛОЖЬ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byte</text:p>
          </table:table-cell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table:number-columns-repeated="253"/>
        </table:table-row>
        <table:table-row table:style-name="ro1">
          <table:table-cell office:value-type="string">
            <text:p>bshort</text:p>
          </table:table-cell>
          <table:table-cell office:value-type="float" office:value="11">
            <text:p>11</text:p>
          </table:table-cell>
          <table:table-cell office:value-type="float" office:value="1234">
            <text:p>1234</text:p>
          </table:table-cell>
          <table:table-cell table:number-columns-repeated="253"/>
        </table:table-row>
        <table:table-row table:style-name="ro1">
          <table:table-cell office:value-type="string">
            <text:p>bint</text:p>
          </table:table-cell>
          <table:table-cell office:value-type="float" office:value="12">
            <text:p>12</text:p>
          </table:table-cell>
          <table:table-cell office:value-type="float" office:value="12345">
            <text:p>12345</text:p>
          </table:table-cell>
          <table:table-cell table:number-columns-repeated="253"/>
        </table:table-row>
        <table:table-row table:style-name="ro1">
          <table:table-cell office:value-type="string">
            <text:p>blong</text:p>
          </table:table-cell>
          <table:table-cell office:value-type="float" office:value="13">
            <text:p>13</text:p>
          </table:table-cell>
          <table:table-cell office:value-type="float" office:value="123456">
            <text:p>123456</text:p>
          </table:table-cell>
          <table:table-cell table:number-columns-repeated="253"/>
        </table:table-row>
        <table:table-row table:style-name="ro1">
          <table:table-cell office:value-type="string">
            <text:p>bdouble</text:p>
          </table:table-cell>
          <table:table-cell office:value-type="float" office:value="14">
            <text:p>14</text:p>
          </table:table-cell>
          <table:table-cell office:value-type="float" office:value="123.45">
            <text:p>123,45</text:p>
          </table:table-cell>
          <table:table-cell table:number-columns-repeated="253"/>
        </table:table-row>
        <table:table-row table:style-name="ro1">
          <table:table-cell office:value-type="string">
            <text:p>bfloat</text:p>
          </table:table-cell>
          <table:table-cell office:value-type="float" office:value="15">
            <text:p>15</text:p>
          </table:table-cell>
          <table:table-cell office:value-type="float" office:value="123.456">
            <text:p>123,456</text:p>
          </table:table-cell>
          <table:table-cell table:number-columns-repeated="253"/>
        </table:table-row>
        <table:table-row table:style-name="ro1">
          <table:table-cell office:value-type="string">
            <text:p>bchar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number-columns-repeated="253"/>
        </table:table-row>
        <table:table-row table:style-name="ro1">
          <table:table-cell office:value-type="string">
            <text:p>bbool</text:p>
          </table:table-cell>
          <table:table-cell table:style-name="ce3" office:value-type="boolean" office:boolean-value="true">
            <text:p>ИСТИНА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tring</text:p>
          </table:table-cell>
          <table:table-cell office:value-type="float" office:value="123">
            <text:p>123</text:p>
          </table:table-cell>
          <table:table-cell office:value-type="float" office:value="123.4567">
            <text:p>123,4567</text:p>
          </table:table-cell>
          <table:table-cell table:number-columns-repeated="253"/>
        </table:table-row>
        <table:table-row table:style-name="ro1">
          <table:table-cell office:value-type="string">
            <text:p>en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mb</text:p>
          </table:table-cell>
          <table:table-cell office:value-type="float" office:value="22">
            <text:p>22</text:p>
          </table:table-cell>
          <table:table-cell table:formula="oooc:=12+24" office:value-type="float" office:value="36">
            <text:p>36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utput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sult</text:p>
          </table:table-cell>
          <table:table-cell table:formula="oooc:=SUM([.B3:.B24])" office:value-type="float" office:value="266">
            <text:p>266</text:p>
          </table:table-cell>
          <table:table-cell table:formula="oooc:=SUM([.C3:.C24])" office:value-type="float" office:value="275167.2687">
            <text:p>275167,2687</text:p>
          </table:table-cell>
          <table:table-cell table:number-columns-repeated="253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bbool" table:base-cell-address="$Sheet1.$A$1" table:cell-range-address="$Sheet1.$B$19"/>
        <table:named-range table:name="bbyte" table:base-cell-address="$Sheet1.$A$1" table:cell-range-address="$Sheet1.$B$12"/>
        <table:named-range table:name="bchar" table:base-cell-address="$Sheet1.$A$1" table:cell-range-address="$Sheet1.$B$18"/>
        <table:named-range table:name="bdouble" table:base-cell-address="$Sheet1.$A$1" table:cell-range-address="$Sheet1.$B$16"/>
        <table:named-range table:name="bfloat" table:base-cell-address="$Sheet1.$A$1" table:cell-range-address="$Sheet1.$B$17"/>
        <table:named-range table:name="bint" table:base-cell-address="$Sheet1.$A$1" table:cell-range-address="$Sheet1.$B$14"/>
        <table:named-range table:name="blong" table:base-cell-address="$Sheet1.$A$1" table:cell-range-address="$Sheet1.$B$15"/>
        <table:named-range table:name="bool" table:base-cell-address="$Sheet1.$A$1" table:cell-range-address="$Sheet1.$B$10"/>
        <table:named-range table:name="bshort" table:base-cell-address="$Sheet1.$A$1" table:cell-range-address="$Sheet1.$B$13"/>
        <table:named-range table:name="byte" table:base-cell-address="$Sheet1.$A$1" table:cell-range-address="$Sheet1.$B$3"/>
        <table:named-range table:name="char" table:base-cell-address="$Sheet1.$A$1" table:cell-range-address="$Sheet1.$B$9"/>
        <table:named-range table:name="comb" table:base-cell-address="$Sheet1.$A$1" table:cell-range-address="$Sheet1.$B$24"/>
        <table:named-range table:name="double" table:base-cell-address="$Sheet1.$A$1" table:cell-range-address="$Sheet1.$B$7"/>
        <table:named-range table:name="enum" table:base-cell-address="$Sheet1.$A$1" table:cell-range-address="$Sheet1.$B$22"/>
        <table:named-range table:name="float" table:base-cell-address="$Sheet1.$A$1" table:cell-range-address="$Sheet1.$B$8"/>
        <table:named-range table:name="int" table:base-cell-address="$Sheet1.$A$1" table:cell-range-address="$Sheet1.$B$5"/>
        <table:named-range table:name="long" table:base-cell-address="$Sheet1.$A$1" table:cell-range-address="$Sheet1.$B$6"/>
        <table:named-range table:name="result" table:base-cell-address="$Sheet1.$A$1" table:cell-range-address="$Sheet1.$B$28"/>
        <table:named-range table:name="short" table:base-cell-address="$Sheet1.$A$1" table:cell-range-address="$Sheet1.$B$4"/>
        <table:named-range table:name="string" table:base-cell-address="$Sheet1.$A$1" table:cell-range-address="$Sheet1.$B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1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6-29T08:54:36</meta:creation-date>
    <dc:date>2008-03-19T11:18:44</dc:date>
    <meta:editing-cycles>2</meta:editing-cycles>
    <meta:editing-duration>PT4M53S</meta:editing-duration>
    <meta:user-defined meta:name="Info 1"/>
    <meta:user-defined meta:name="Info 2"/>
    <meta:user-defined meta:name="Info 3"/>
    <meta:user-defined meta:name="Info 4"/>
    <meta:document-statistic meta:table-count="1" meta:cell-count="64"/>
  </office:meta>
</office:document-meta>
</file>